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45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46in solid #1a1a1a" style:diagonal-bl-tr="none" style:diagonal-tl-br="none" style:text-align-source="fix" style:repeat-content="false" fo:background-color="transparent" fo:wrap-option="wrap" fo:border-left="0.0138in solid #1a1a1a" style:direction="ltr" fo:border-right="0.0138in solid #1a1a1a" style:rotation-angle="0" style:rotation-align="none" style:shrink-to-fit="false" fo:border-top="0.0138in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wrap" fo:border-left="0.0346in solid #1a1a1a" style:direction="ltr" fo:border-right="none" style:rotation-angle="0" style:rotation-align="none" style:shrink-to-fit="false" fo:border-top="0.0138in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46in solid #1a1a1a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1a1a1a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46in solid #1a1a1a" style:diagonal-bl-tr="none" style:diagonal-tl-br="none" style:text-align-source="fix" style:repeat-content="false" fo:background-color="transparent" fo:wrap-option="wrap" fo:border-left="0.0138in solid #1a1a1a" style:direction="ltr" fo:border-right="0.0138in solid #1a1a1a" style:rotation-angle="0" style:rotation-align="none" style:shrink-to-fit="false" fo:border-top="0.0138in solid #1a1a1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row table:style-name="ro1">
          <table:table-cell table:style-name="Default" office:value-type="string">
            <text:p>RegNo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Sex</text:p>
          </table:table-cell>
        </table:table-row>
        <table:table-row table:style-name="ro2">
          <table:table-cell office:value-type="string">
            <text:p>MNMA/1247/B.2007</text:p>
          </table:table-cell>
          <table:table-cell table:style-name="ce1" office:value-type="string">
            <text:p>Akalama Kassim S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81/B.2007</text:p>
          </table:table-cell>
          <table:table-cell table:style-name="ce1" office:value-type="string">
            <text:p>Baridi, Edward B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74/B.2007</text:p>
          </table:table-cell>
          <table:table-cell office:value-type="string">
            <text:p>Bonya, Railu R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41/B.2007</text:p>
          </table:table-cell>
          <table:table-cell office:value-type="string">
            <text:p>Chogogwe, Grace R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92/B.2007</text:p>
          </table:table-cell>
          <table:table-cell office:value-type="string">
            <text:p>Dadi, Shaibu Faida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21/B.2007</text:p>
          </table:table-cell>
          <table:table-cell office:value-type="string">
            <text:p>Daffa, Shaban H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91/B.2007</text:p>
          </table:table-cell>
          <table:table-cell office:value-type="string">
            <text:p>Fungo, Omari Haridi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13/B.2007</text:p>
          </table:table-cell>
          <table:table-cell office:value-type="string">
            <text:p>Haule, Macrina A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49/B.2007</text:p>
          </table:table-cell>
          <table:table-cell office:value-type="string">
            <text:p>Kahwa, Leticia B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02/B.2007</text:p>
          </table:table-cell>
          <table:table-cell office:value-type="string">
            <text:p>Kailangana, Maxmillian S.</text:p>
          </table:table-cell>
          <table:table-cell office:value-type="string">
            <text:p>M</text:p>
          </table:table-cell>
        </table:table-row>
        <table:table-row table:style-name="ro3">
          <table:table-cell office:value-type="string">
            <text:p>MNMA/1208/B.2007</text:p>
          </table:table-cell>
          <table:table-cell office:value-type="string">
            <text:p>Kalimang’asi, Nathaniel N.</text:p>
          </table:table-cell>
          <table:table-cell office:value-type="string">
            <text:p>M</text:p>
          </table:table-cell>
        </table:table-row>
        <table:table-row table:style-name="ro3">
          <table:table-cell office:value-type="string">
            <text:p>MNMA/1212/B.2007</text:p>
          </table:table-cell>
          <table:table-cell office:value-type="string">
            <text:p>Kato, Theresia Deus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70/B.2007</text:p>
          </table:table-cell>
          <table:table-cell office:value-type="string">
            <text:p>Kayombo, Erick John</text:p>
          </table:table-cell>
          <table:table-cell office:value-type="string">
            <text:p>M</text:p>
          </table:table-cell>
        </table:table-row>
        <table:table-row table:style-name="ro3">
          <table:table-cell office:value-type="string">
            <text:p>MNMA/1161/B.2007</text:p>
          </table:table-cell>
          <table:table-cell office:value-type="string">
            <text:p>Kibona, Tupokigwe A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90/B.2007</text:p>
          </table:table-cell>
          <table:table-cell office:value-type="string">
            <text:p>Khamis, Sikudhani A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62/B.2007</text:p>
          </table:table-cell>
          <table:table-cell office:value-type="string">
            <text:p>Kimweri, Abdi Omari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23/B.2007</text:p>
          </table:table-cell>
          <table:table-cell office:value-type="string">
            <text:p>Kimweri, Mrisho Said</text:p>
          </table:table-cell>
          <table:table-cell office:value-type="string">
            <text:p>M</text:p>
          </table:table-cell>
        </table:table-row>
        <table:table-row table:style-name="ro3">
          <table:table-cell office:value-type="string">
            <text:p>MNMA/1214/B.2007</text:p>
          </table:table-cell>
          <table:table-cell office:value-type="string">
            <text:p>Loshya, Vildenaunda B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01/B.2007</text:p>
          </table:table-cell>
          <table:table-cell office:value-type="string">
            <text:p>Luanda, Martha R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79/B.2007</text:p>
          </table:table-cell>
          <table:table-cell office:value-type="string">
            <text:p>Luyagaza, Febronia S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68/B.2007</text:p>
          </table:table-cell>
          <table:table-cell office:value-type="string">
            <text:p>Lyimo, Mary Fabian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43/B.2007</text:p>
          </table:table-cell>
          <table:table-cell office:value-type="string">
            <text:p>Machaku, Mary G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84/B.2007</text:p>
          </table:table-cell>
          <table:table-cell office:value-type="string">
            <text:p>Magumba, Nahshon P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96/B.2007</text:p>
          </table:table-cell>
          <table:table-cell office:value-type="string">
            <text:p>Makoko, Silvanus S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93/B.2007</text:p>
          </table:table-cell>
          <table:table-cell office:value-type="string">
            <text:p>Malatabu, Athanas L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69/B.2007</text:p>
          </table:table-cell>
          <table:table-cell office:value-type="string">
            <text:p>Malyasa, Hezron G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95/B.2007</text:p>
          </table:table-cell>
          <table:table-cell office:value-type="string">
            <text:p>Manyalla, Christa D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94/B.2007</text:p>
          </table:table-cell>
          <table:table-cell office:value-type="string">
            <text:p>Mashalla, Joy William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63/B.2007</text:p>
          </table:table-cell>
          <table:table-cell office:value-type="string">
            <text:p>Matekele, Benard S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05/B.2007</text:p>
          </table:table-cell>
          <table:table-cell office:value-type="string">
            <text:p>Mazuki, Suzana M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80/B.2007</text:p>
          </table:table-cell>
          <table:table-cell office:value-type="string">
            <text:p>Minzi, Mathias S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71/B.2007</text:p>
          </table:table-cell>
          <table:table-cell office:value-type="string">
            <text:p>Minja, Upendo C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82/B.2007</text:p>
          </table:table-cell>
          <table:table-cell office:value-type="string">
            <text:p>Mishinga, Joseph J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06/B.2007</text:p>
          </table:table-cell>
          <table:table-cell office:value-type="string">
            <text:p>Mjatta Josephine F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99/B.2007</text:p>
          </table:table-cell>
          <table:table-cell office:value-type="string">
            <text:p>Mngulu, Violeth G.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203/B.2007</text:p>
          </table:table-cell>
          <table:table-cell office:value-type="string">
            <text:p>Mohamed, Ally M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76/B.2007</text:p>
          </table:table-cell>
          <table:table-cell office:value-type="string">
            <text:p>Mohamed Maftah Ally</text:p>
          </table:table-cell>
          <table:table-cell office:value-type="string">
            <text:p>M</text:p>
          </table:table-cell>
        </table:table-row>
        <table:table-row table:style-name="ro3">
          <table:table-cell office:value-type="string">
            <text:p>MNMA/1186/B.2007</text:p>
          </table:table-cell>
          <table:table-cell office:value-type="string">
            <text:p>Moshi, Julieth Robert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70/B.2007</text:p>
          </table:table-cell>
          <table:table-cell office:value-type="string">
            <text:p>Moshi, Oscar Isaac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72/B.2007</text:p>
          </table:table-cell>
          <table:table-cell office:value-type="string">
            <text:p>Mshana, Elia Jonas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08/B.2007</text:p>
          </table:table-cell>
          <table:table-cell office:value-type="string">
            <text:p>Mwingira, Bosco Oja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66/B.2007</text:p>
          </table:table-cell>
          <table:table-cell office:value-type="string">
            <text:p>Nijisyege, Lwitiko A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77/B.2007</text:p>
          </table:table-cell>
          <table:table-cell office:value-type="string">
            <text:p>Njovu, Lucy Gido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string">
            <text:p>MNMA/1173/B.2007</text:p>
          </table:table-cell>
          <table:table-cell office:value-type="string">
            <text:p>Nsajigwa, Baraka A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185/B.2007</text:p>
          </table:table-cell>
          <table:table-cell office:value-type="string">
            <text:p>Nyari, Emanuel A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20/B.2007</text:p>
          </table:table-cell>
          <table:table-cell office:value-type="string">
            <text:p>Okebe, Venance J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25/B.2007</text:p>
          </table:table-cell>
          <table:table-cell office:value-type="string">
            <text:p>Sakaya, Focus C.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NMA/1255/B.2007</text:p>
          </table:table-cell>
          <table:table-cell office:value-type="string">
            <text:p>Seleli, Paschal E.</text:p>
          </table:table-cell>
          <table:table-cell office:value-type="string">
            <text:p>M</text:p>
          </table:table-cell>
        </table:table-row>
        <table:table-row table:style-name="ro2">
          <table:table-cell table:style-name="ce2" office:value-type="string">
            <text:p>MNMA/1187/B.2007</text:p>
          </table:table-cell>
          <table:table-cell table:style-name="ce4" office:value-type="string">
            <text:p>Setebe, Honoratha J.</text:p>
          </table:table-cell>
          <table:table-cell table:style-name="ce6" office:value-type="string">
            <text:p>F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07:2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ma Lungo</meta:initial-creator>
    <meta:creation-date>2010-12-27T07:19:44</meta:creation-date>
    <dc:date>2010-12-27T07:22:08</dc:date>
    <dc:creator>Juma Lungo</dc:creator>
    <meta:editing-duration>PT00H02M25S</meta:editing-duration>
    <meta:editing-cycles>1</meta:editing-cycles>
    <meta:document-statistic meta:table-count="3" meta:cell-count="150" meta:object-count="0"/>
    <meta:generator>OpenOffice.org/3.2$Linux OpenOffice.org_project/320m19$Build-9505</meta:generator>
  </office:meta>
</office:document-meta>
</file>